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0.8047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es&quot;" style:apply-style-name="Untitled1" style:base-cell-address="Sheet1.A1"/>
      <style:map style:condition="cell-content()=&quot;paraphrase&quot;" style:apply-style-name="Untitled2" style:base-cell-address="Sheet1.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opic</text:p>
          </table:table-cell>
          <table:table-cell office:value-type="string" calcext:value-type="string">
            <text:p><text:s/>Languages</text:p>
          </table:table-cell>
          <table:table-cell office:value-type="string" calcext:value-type="string">
            <text:p><text:s/>Maximum value</text:p>
          </table:table-cell>
          <table:table-cell office:value-type="string" calcext:value-type="string">
            <text:p><text:s/>Length of L1</text:p>
          </table:table-cell>
          <table:table-cell office:value-type="string" calcext:value-type="string">
            <text:p><text:s/>Length of L2</text:p>
          </table:table-cell>
          <table:table-cell office:value-type="string" calcext:value-type="string">
            <text:p><text:s/>%L1</text:p>
          </table:table-cell>
          <table:table-cell office:value-type="string" calcext:value-type="string">
            <text:p><text:s/>%L2</text:p>
          </table:table-cell>
          <table:table-cell office:value-type="string" calcext:value-type="string">
            <text:p><text:s/>Diagonal&gt;=2</text:p>
          </table:table-cell>
          <table:table-cell office:value-type="string" calcext:value-type="string">
            <text:p><text:s/>Diagonal &gt;=3</text:p>
          </table:table-cell>
          <table:table-cell office:value-type="string" calcext:value-type="string">
            <text:p><text:s/>Diagonal&gt;=4</text:p>
          </table:table-cell>
          <table:table-cell office:value-type="string" calcext:value-type="string">
            <text:p><text:s/>Diagonal&gt;=5</text:p>
          </table:table-cell>
          <table:table-cell office:value-type="string" calcext:value-type="string">
            <text:p>Assessment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de.fr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fr.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9</text:p>
          </table:table-cell>
          <table:table-cell office:value-type="string" calcext:value-type="string">
            <text:p>it.f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it.fr</text:p>
          </table:table-cell>
          <table:table-cell office:value-type="float" office:value="0.222717701593687" calcext:value-type="float">
            <text:p>0.22271770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it.fr</text:p>
          </table:table-cell>
          <table:table-cell office:value-type="float" office:value="0.248451997499977" calcext:value-type="float">
            <text:p>0.248451997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it.fr</text:p>
          </table:table-cell>
          <table:table-cell office:value-type="float" office:value="0.255840859626733" calcext:value-type="float">
            <text:p>0.25584085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it.fr</text:p>
          </table:table-cell>
          <table:table-cell office:value-type="float" office:value="0.264628062012482" calcext:value-type="float">
            <text:p>0.26462806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7.5" calcext:value-type="float">
            <text:p>37.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it.fr</text:p>
          </table:table-cell>
          <table:table-cell office:value-type="float" office:value="0.26843774609658" calcext:value-type="float">
            <text:p>0.268437746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de.fr</text:p>
          </table:table-cell>
          <table:table-cell office:value-type="float" office:value="0.288675134594813" calcext:value-type="float">
            <text:p>0.28867513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de.fr</text:p>
          </table:table-cell>
          <table:table-cell office:value-type="float" office:value="0.3038218101251" calcext:value-type="float">
            <text:p>0.303821810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.0769230769231" calcext:value-type="float">
            <text:p>23.076923076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de.fr</text:p>
          </table:table-cell>
          <table:table-cell office:value-type="float" office:value="0.305887645160749" calcext:value-type="float">
            <text:p>0.305887645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de.fr</text:p>
          </table:table-cell>
          <table:table-cell office:value-type="float" office:value="0.323380833381777" calcext:value-type="float">
            <text:p>0.323380833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7.69230769230769" calcext:value-type="float">
            <text:p>7.6923076923</text:p>
          </table:table-cell>
          <table:table-cell office:value-type="float" office:value="28.5714285714286" calcext:value-type="float">
            <text:p>28.571428571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it.fr</text:p>
          </table:table-cell>
          <table:table-cell office:value-type="float" office:value="0.348155311911396" calcext:value-type="float">
            <text:p>0.34815531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1.7647058823529" calcext:value-type="float">
            <text:p>11.764705882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it.fr</text:p>
          </table:table-cell>
          <table:table-cell office:value-type="float" office:value="0.34985571427066" calcext:value-type="float">
            <text:p>0.349855714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.75" calcext:value-type="float">
            <text:p>18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de.fr</text:p>
          </table:table-cell>
          <table:table-cell office:value-type="float" office:value="0.365148371670111" calcext:value-type="float">
            <text:p>0.36514837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.5" calcext:value-type="float">
            <text:p>12.5</text:p>
          </table:table-cell>
          <table:table-cell office:value-type="float" office:value="11.7647058823529" calcext:value-type="float">
            <text:p>11.764705882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de.fr</text:p>
          </table:table-cell>
          <table:table-cell office:value-type="float" office:value="0.377964473009227" calcext:value-type="float">
            <text:p>0.37796447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4.4444444444444" calcext:value-type="float">
            <text:p>44.4444444444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de.fr</text:p>
          </table:table-cell>
          <table:table-cell office:value-type="float" office:value="0.377964473009227" calcext:value-type="float">
            <text:p>0.37796447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cchi M.33</text:p>
          </table:table-cell>
          <table:table-cell office:value-type="string" calcext:value-type="string">
            <text:p>de.fr</text:p>
          </table:table-cell>
          <table:table-cell office:value-type="float" office:value="0.408248290463863" calcext:value-type="float">
            <text:p>0.408248290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1.4285714285714" calcext:value-type="float">
            <text:p>71.4285714286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it.fr</text:p>
          </table:table-cell>
          <table:table-cell office:value-type="float" office:value="0.412478955692153" calcext:value-type="float">
            <text:p>0.412478955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26.6666666666667" calcext:value-type="float">
            <text:p>26.66666666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de.fr</text:p>
          </table:table-cell>
          <table:table-cell office:value-type="float" office:value="0.420084025208403" calcext:value-type="float">
            <text:p>0.420084025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9.2307692307692" calcext:value-type="float">
            <text:p>19.2307692308</text:p>
          </table:table-cell>
          <table:table-cell office:value-type="float" office:value="71.4285714285714" calcext:value-type="float">
            <text:p>71.4285714286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de.fr</text:p>
          </table:table-cell>
          <table:table-cell office:value-type="float" office:value="0.433860915637312" calcext:value-type="float">
            <text:p>0.433860915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.1111111111111" calcext:value-type="float">
            <text:p>11.1111111111</text:p>
          </table:table-cell>
          <table:table-cell office:value-type="float" office:value="33.3333333333333" calcext:value-type="float">
            <text:p>3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it.fr</text:p>
          </table:table-cell>
          <table:table-cell office:value-type="float" office:value="0.462910049886276" calcext:value-type="float">
            <text:p>0.4629100499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.54545454545455" calcext:value-type="float">
            <text:p>4.54545454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de.fr</text:p>
          </table:table-cell>
          <table:table-cell office:value-type="float" office:value="0.476731294622796" calcext:value-type="float">
            <text:p>0.476731294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13.3333333333333" calcext:value-type="float">
            <text:p>13.3333333333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it.fr</text:p>
          </table:table-cell>
          <table:table-cell office:value-type="float" office:value="0.48852715085276" calcext:value-type="float">
            <text:p>0.488527150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de.fr</text:p>
          </table:table-cell>
          <table:table-cell office:value-type="float" office:value="0.51434449987364" calcext:value-type="float">
            <text:p>0.514344499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6.3636363636364" calcext:value-type="float">
            <text:p>36.363636363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it.fr</text:p>
          </table:table-cell>
          <table:table-cell office:value-type="float" office:value="0.598764159346999" calcext:value-type="float">
            <text:p>0.5987641593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1.9047619047619" calcext:value-type="float">
            <text:p>11.9047619048</text:p>
          </table:table-cell>
          <table:table-cell table:number-columns-repeated="4" office:value-type="string" calcext:value-type="string">
            <text:p>yes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9</text:p>
          </table:table-cell>
          <table:table-cell office:value-type="string" calcext:value-type="string">
            <text:p>fr.en</text:p>
          </table:table-cell>
          <table:table-cell office:value-type="float" office:value="0.640512615220349" calcext:value-type="float">
            <text:p>0.640512615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22</text:p>
          </table:table-cell>
          <table:table-cell office:value-type="string" calcext:value-type="string">
            <text:p>fr.en</text:p>
          </table:table-cell>
          <table:table-cell office:value-type="float" office:value="0.6670137985135" calcext:value-type="float">
            <text:p>0.66701379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it.fr</text:p>
          </table:table-cell>
          <table:table-cell office:value-type="float" office:value="0.717137165600636" calcext:value-type="float">
            <text:p>0.717137165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9.2307692307692" calcext:value-type="float">
            <text:p>69.2307692308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21</text:p>
          </table:table-cell>
          <table:table-cell office:value-type="string" calcext:value-type="string">
            <text:p>fr.en</text:p>
          </table:table-cell>
          <table:table-cell office:value-type="float" office:value="0.800640769025436" calcext:value-type="float">
            <text:p>0.80064076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7</text:p>
          </table:table-cell>
          <table:table-cell office:value-type="string" calcext:value-type="string">
            <text:p>fr.en</text:p>
          </table:table-cell>
          <table:table-cell office:value-type="float" office:value="0.816496580927726" calcext:value-type="float">
            <text:p>0.816496580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acchi M.39</text:p>
          </table:table-cell>
          <table:table-cell office:value-type="string" calcext:value-type="string">
            <text:p>fr.en</text:p>
          </table:table-cell>
          <table:table-cell office:value-type="float" office:value="0.834057656228299" calcext:value-type="float">
            <text:p>0.8340576562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1.6666666666667" calcext:value-type="float">
            <text:p>41.6666666667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iaggio P.7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61.1111111111111" calcext:value-type="float">
            <text:p>61.1111111111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8</text:p>
          </table:table-cell>
          <table:table-cell office:value-type="string" calcext:value-type="string">
            <text:p>fr.en</text:p>
          </table:table-cell>
          <table:table-cell office:value-type="float" office:value="0.857142857142857" calcext:value-type="float">
            <text:p>0.857142857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3</text:p>
          </table:table-cell>
          <table:table-cell office:value-type="string" calcext:value-type="string">
            <text:p>fr.en</text:p>
          </table:table-cell>
          <table:table-cell office:value-type="float" office:value="0.859337848847319" calcext:value-type="float">
            <text:p>0.859337848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9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58</text:p>
          </table:table-cell>
          <table:table-cell office:value-type="string" calcext:value-type="string">
            <text:p>fr.en</text:p>
          </table:table-cell>
          <table:table-cell office:value-type="float" office:value="0.862581949177943" calcext:value-type="float">
            <text:p>0.862581949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93.75" calcext:value-type="float">
            <text:p>93.7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de.fr</text:p>
          </table:table-cell>
          <table:table-cell office:value-type="float" office:value="0.875" calcext:value-type="float">
            <text:p>0.87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8.75" calcext:value-type="float">
            <text:p>18.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paraphrase</text:p>
          </table:table-cell>
        </table:table-row>
        <table:table-row table:style-name="ro1">
          <table:table-cell office:value-type="string" calcext:value-type="string">
            <text:p>SIAI S.12</text:p>
          </table:table-cell>
          <table:table-cell office:value-type="string" calcext:value-type="string">
            <text:p>fr.en</text:p>
          </table:table-cell>
          <table:table-cell office:value-type="float" office:value="0.894427190999916" calcext:value-type="float">
            <text:p>0.89442719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oia-Marchetti S.56</text:p>
          </table:table-cell>
          <table:table-cell office:value-type="string" calcext:value-type="string">
            <text:p>fr.en</text:p>
          </table:table-cell>
          <table:table-cell office:value-type="float" office:value="0.916439714957876" calcext:value-type="float">
            <text:p>0.9164397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51</text:p>
          </table:table-cell>
          <table:table-cell office:value-type="string" calcext:value-type="string">
            <text:p>fr.en</text:p>
          </table:table-cell>
          <table:table-cell office:value-type="float" office:value="0.925820099772551" calcext:value-type="float">
            <text:p>0.925820099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8.8235294117647" calcext:value-type="float">
            <text:p>58.8235294118</text:p>
          </table:table-cell>
          <table:table-cell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urtiss R3C</text:p>
          </table:table-cell>
          <table:table-cell office:value-type="string" calcext:value-type="string">
            <text:p>fr.en</text:p>
          </table:table-cell>
          <table:table-cell office:value-type="float" office:value="0.930484210398471" calcext:value-type="float">
            <text:p>0.930484210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de.fr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76.1904761904762" calcext:value-type="float">
            <text:p>76.1904761905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Kawanishi E7K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3.3333333333333" calcext:value-type="float">
            <text:p>93.333333333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ster Storm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92.8571428571429" calcext:value-type="float">
            <text:p>92.8571428571</text:p>
          </table:table-cell>
          <table:table-cell office:value-type="float" office:value="88.6363636363636" calcext:value-type="float">
            <text:p>88.6363636364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avoia-Marchetti S.6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3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IAI S.16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3.3333333333333" calcext:value-type="float">
            <text:p>83.3333333333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upermarine S.5</text:p>
          </table:table-cell>
          <table:table-cell office:value-type="string" calcext:value-type="string">
            <text:p>fr.en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90.4761904761905" calcext:value-type="float">
            <text:p>90.4761904762</text:p>
          </table:table-cell>
          <table:table-cell table:number-columns-repeated="5" office:value-type="string" calcext:value-type="string">
            <text:p>yes</text:p>
          </table:table-cell>
        </table:table-row>
        <calcext:conditional-formats>
          <calcext:conditional-format calcext:target-range-address="Sheet1.A1:Sheet1.L60">
            <calcext:condition calcext:apply-style-name="Untitled1" calcext:value="=&quot;yes&quot;" calcext:base-cell-address="Sheet1.A1"/>
            <calcext:condition calcext:apply-style-name="Untitled2" calcext:value="=&quot;paraphrase&quot;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L60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6600"/>
    </style:style>
    <style:style style:name="Untitled2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1:04:52.537027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2T11:07:57.014904030</dc:date>
    <meta:generator>LibreOffice/4.2.8.2$Linux_X86_64 LibreOffice_project/420m0$Build-2</meta:generator>
    <meta:editing-duration>PT11M49S</meta:editing-duration>
    <meta:editing-cycles>7</meta:editing-cycles>
    <meta:document-statistic meta:table-count="1" meta:cell-count="720" meta:object-count="0"/>
  </office:meta>
</office:document-meta>
</file>